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1cm" draw:fill-color="#ffffff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2cm" fo:min-width="0.6cm"/>
    </style:style>
  </office:automatic-styles>
  <office:body>
    <office:drawing>
      <draw:page draw:name="page1" draw:style-name="dp1" draw:master-page-name="Default">
        <draw:g>
          <draw:glue-point draw:id="4" svg:x="2.222cm" svg:y="-1.667cm"/>
          <draw:glue-point draw:id="5" svg:x="2.222cm" svg:y="1.667cm"/>
          <draw:glue-point draw:id="6" svg:x="0.556cm" svg:y="0cm"/>
          <draw:glue-point draw:id="7" svg:x="3.889cm" svg:y="0cm"/>
          <draw:glue-point draw:id="8" svg:x="2.222cm" svg:y="0cm"/>
          <draw:line draw:style-name="gr1" draw:layer="layout" svg:x1="0.533cm" svg:y1="0.667cm" svg:x2="1.2cm" svg:y2="1.333cm">
            <text:p/>
          </draw:line>
          <draw:line draw:style-name="gr2" draw:layer="layout" svg:x1="0.867cm" svg:y1="0.667cm" svg:x2="0.867cm" svg:y2="1.333cm">
            <text:p/>
          </draw:line>
          <draw:rect draw:style-name="gr3" draw:layer="layout" svg:width="0.4cm" svg:height="0.267cm" svg:x="0.667cm" svg:y="0.867cm">
            <text:p/>
          </draw:rect>
          <draw:line draw:style-name="gr2" draw:layer="layout" svg:x1="0.933cm" svg:y1="0.867cm" svg:x2="0.8cm" svg:y2="1.133cm">
            <text:p/>
          </draw:line>
          <draw:frame draw:style-name="gr4" draw:layer="layout" svg:width="0.6cm" svg:height="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vrelay</dc:title>
    <meta:creation-date>2011-02-07T17:08:16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